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5cm" svg:stroke-color="#000000" draw:marker-start-width="0.38cm" draw:marker-end-width="0.38cm" draw:fill="none" draw:textarea-horizontal-align="justify" draw:textarea-vertical-align="middle" draw:auto-grow-height="false" fo:min-height="1.546cm" fo:min-width="5.169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44cm" fo:min-width="1.01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3cm" fo:min-width="1.48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08cm" fo:min-width="1.4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27cm" fo:min-width="15.20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31cm" fo:min-width="1.15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6cm" fo:min-width="1.596cm"/>
      <style:paragraph-properties style:writing-mode="lr-tb"/>
    </style:style>
    <style:style style:name="gr14" style:family="graphic" style:parent-style-name="objectwithoutfill">
      <style:graphic-properties svg:stroke-width="0.1cm" svg:stroke-color="#0000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0.817cm" fo:min-width="0cm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0.794cm" fo:min-width="0cm"/>
    </style:style>
    <style:style style:name="gr17" style:family="graphic" style:parent-style-name="standard">
      <style:graphic-properties svg:stroke-color="#000000" svg:stroke-linecap="round" draw:fill="solid" draw:fill-color="#330000" draw:textarea-horizontal-align="justify" draw:textarea-vertical-align="middle" draw:auto-grow-height="false" fo:min-height="0.982cm" fo:min-width="1.04cm"/>
    </style:style>
    <style:style style:name="gr18" style:family="graphic" style:parent-style-name="standard">
      <style:graphic-properties svg:stroke-color="#000000" svg:stroke-linecap="round" draw:fill="solid" draw:fill-color="#dddddd" draw:textarea-horizontal-align="justify" draw:textarea-vertical-align="middle" draw:auto-grow-height="false" fo:min-height="0.701cm" fo:min-width="0.826cm"/>
      <style:paragraph-properties style:writing-mode="lr-tb"/>
    </style:style>
    <style:style style:name="gr19" style:family="graphic" style:parent-style-name="objectwithoutfill">
      <style:graphic-properties svg:stroke-width="0.1cm" svg:stroke-color="#6619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05cm" svg:stroke-color="#000000" draw:marker-start-width="0.38cm" draw:marker-end-width="0.38cm" draw:fill="hatch" draw:fill-hatch-name="Hatching_20_4" draw:fill-hatch-solid="false" draw:textarea-horizontal-align="justify" draw:textarea-vertical-align="middle" draw:auto-grow-height="false" fo:min-height="0.114cm" fo:min-width="1.219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96cm" fo:min-width="0.95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96cm" fo:min-width="1.1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38cm" draw:marker-end-width="0.38cm" draw:fill="hatch" draw:fill-hatch-name="Hatching_20_4" draw:fill-hatch-solid="false" draw:textarea-horizontal-align="justify" draw:textarea-vertical-align="middle" draw:auto-grow-height="false" fo:min-height="0.064cm" fo:min-width="1.169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dash" draw:stroke-dash="Ultrafine_20_2_20_Dots_20_3_20_Dashes" svg:stroke-width="0.05cm" svg:stroke-color="#000000" draw:marker-start-width="0.38cm" draw:marker-end-width="0.38cm" draw:fill="none" draw:textarea-horizontal-align="justify" draw:textarea-vertical-align="middle" draw:auto-grow-height="false" fo:min-height="1.942cm" fo:min-width="5.169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2_20_Dots_20_3_20_Dashes" svg:stroke-width="0.05cm" svg:stroke-color="#000000" draw:marker-start-width="0.38cm" draw:marker-end-width="0.38cm" draw:fill="none" draw:textarea-horizontal-align="justify" draw:textarea-vertical-align="middle" draw:auto-grow-height="false" fo:min-height="2.193cm" fo:min-width="5.169cm" fo:padding-top="0.15cm" fo:padding-bottom="0.15cm" fo:padding-left="0.275cm" fo:padding-right="0.275cm"/>
    </style:style>
    <style:style style:name="gr27" style:family="graphic" style:parent-style-name="standard">
      <style:graphic-properties draw:textarea-horizontal-align="justify" draw:textarea-vertical-align="middle" draw:auto-grow-height="false" fo:min-height="1.169cm" fo:min-width="2.775cm"/>
      <style:paragraph-properties style:writing-mode="lr-tb"/>
    </style:style>
    <style:style style:name="gr2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330000"/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loext:graphic-properties draw:fill="solid" draw:fill-color="#dddddd"/>
      <style:paragraph-properties fo:text-align="center" style:writing-mode="lr-tb"/>
      <style:text-properties fo:font-size="10pt" style:font-size-asian="18pt" style:font-size-complex="18pt"/>
    </style:style>
    <style:style style:name="P11" style:family="paragraph">
      <style:paragraph-properties fo:text-align="center" style:writing-mode="lr-tb"/>
      <style:text-properties fo:font-size="8pt" style:font-size-asian="18pt" style:font-size-complex="18pt"/>
    </style:style>
    <style:style style:name="P12" style:family="paragraph">
      <loext:graphic-properties draw:fill="hatch" draw:fill-hatch-name="Hatching_20_4" draw:fill-hatch-solid="false"/>
      <style:paragraph-properties fo:text-align="center" style:writing-mode="lr-tb"/>
      <style:text-properties fo:font-size="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9cm" svg:height="1.846cm" svg:x="7.527cm" svg:y="8.26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07cm" svg:y1="22.606cm" svg:x2="3.005cm" svg:y2="22.606cm">
          <text:p/>
        </draw:line>
        <draw:frame draw:style-name="gr3" draw:text-style-name="P3" draw:layer="layout" svg:width="2.033cm" svg:height="0.725cm" svg:x="3.224cm" svg:y="22.305cm">
          <draw:text-box>
            <text:p text:style-name="P2"><text:span text:style-name="T1">Cat 5 </text:span></text:p>
          </draw:text-box>
        </draw:frame>
        <draw:custom-shape draw:style-name="gr4" draw:text-style-name="P4" draw:layer="layout" svg:width="1.513cm" svg:height="1.194cm" svg:x="8.104cm" svg:y="2.616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72cm" svg:y1="2.248cm" svg:x2="8.872cm" svg:y2="2.629cm">
          <text:p/>
        </draw:line>
        <draw:frame draw:style-name="gr6" draw:text-style-name="P5" draw:layer="layout" svg:width="1.632cm" svg:height="0.725cm" svg:x="9.738cm" svg:y="1cm">
          <draw:text-box>
            <text:p><text:span text:style-name="T1">Mains</text:span></text:p>
          </draw:text-box>
        </draw:frame>
        <draw:frame draw:style-name="gr7" draw:text-style-name="P6" draw:layer="layout" svg:width="1.378cm" svg:height="0.725cm" svg:x="7.685cm" svg:y="8.313cm">
          <draw:text-box>
            <text:p><text:span text:style-name="T2">12 V</text:span></text:p>
          </draw:text-box>
        </draw:frame>
        <draw:line draw:style-name="gr5" draw:text-style-name="P1" draw:layer="layout" svg:x1="8.884cm" svg:y1="3.82cm" svg:x2="8.907cm" svg:y2="8.967cm">
          <text:p/>
        </draw:line>
        <draw:custom-shape draw:style-name="gr8" draw:text-style-name="P4" draw:layer="layout" svg:width="1.984cm" svg:height="0.903cm" svg:x="10.942cm" svg:y="8.89cm">
          <text:p text:style-name="P4"><text:span text:style-name="T1">Raspberry</text:span></text:p>
          <text:p text:style-name="P4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984cm" svg:height="0.858cm" svg:x="7.938cm" svg:y="8.956cm">
          <text:p text:style-name="P4"><text:span text:style-name="T1">Interfacing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41cm" svg:height="0.725cm" svg:x="9.864cm" svg:y="8.794cm">
          <draw:text-box>
            <text:p><text:span text:style-name="T2">5 V</text:span></text:p>
          </draw:text-box>
        </draw:frame>
        <draw:line draw:style-name="gr5" draw:text-style-name="P1" draw:layer="layout" svg:x1="9.919cm" svg:y1="9.407cm" svg:x2="10.926cm" svg:y2="9.399cm">
          <text:p/>
        </draw:line>
        <draw:custom-shape draw:style-name="gr11" draw:text-style-name="P4" draw:layer="layout" svg:width="15.708cm" svg:height="1.377cm" draw:transform="rotate (1.5707963267949) translate (1.43cm 20.379cm)">
          <text:p text:style-name="P4"><text:span text:style-name="T1">Ethernet</text:span></text:p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53cm" svg:height="1.181cm" svg:x="13.162cm" svg:y="2.629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1cm" svg:y1="2.223cm" svg:x2="13.96cm" svg:y2="2.6cm">
          <text:p/>
        </draw:line>
        <draw:custom-shape draw:style-name="gr13" draw:text-style-name="P4" draw:layer="layout" svg:width="2.096cm" svg:height="1.006cm" svg:x="4.713cm" svg:y="4.734cm">
          <text:p text:style-name="P4"><text:span text:style-name="T1">Raspberry</text:span></text:p>
          <text:p text:style-name="P4"><text:span text:style-name="T1">Pi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94cm" svg:y1="3.778cm" svg:x2="14.036cm" svg:y2="13.916cm">
          <text:p/>
        </draw:line>
        <draw:line draw:style-name="gr14" draw:text-style-name="P1" draw:layer="layout" svg:x1="6.814cm" svg:y1="9.42cm" svg:x2="2.812cm" svg:y2="9.372cm">
          <text:p/>
        </draw:line>
        <draw:custom-shape draw:style-name="gr15" draw:text-style-name="P7" draw:layer="layout" svg:width="0.238cm" svg:height="1.067cm" draw:transform="rotate (-1.5707963267949) translate (4.736cm 5.12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38cm" svg:height="1.044cm" svg:x="2.255cm" svg:y="21.09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267cm" svg:height="0.725cm" svg:x="3.255cm" svg:y="21.268cm">
          <draw:text-box>
            <text:p text:style-name="P2"><text:span text:style-name="T1">USB / Ethernet Adaptor</text:span></text:p>
          </draw:text-box>
        </draw:frame>
        <draw:g>
          <draw:custom-shape draw:style-name="gr17" draw:text-style-name="P8" draw:layer="layout" svg:width="1.54cm" svg:height="1.232cm" svg:x="4.24cm" svg:y="6.42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1.326cm" svg:height="0.951cm" svg:x="4.35cm" svg:y="6.525cm">
            <text:p text:style-name="P9"><text:span text:style-name="T2">Monitor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5.042cm" svg:y1="5.74cm" svg:x2="5.03cm" svg:y2="6.452cm">
          <text:p/>
        </draw:line>
        <draw:custom-shape draw:style-name="gr20" draw:text-style-name="P12" draw:layer="layout" svg:width="1.719cm" svg:height="0.364cm" svg:x="5.487cm" svg:y="8.039cm">
          <text:p text:style-name="P11"><text:span text:style-name="T3">Keyboard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6.364cm" svg:y1="5.755cm" svg:x2="6.345cm" svg:y2="8.029cm">
          <text:p/>
        </draw:line>
        <draw:custom-shape draw:style-name="gr21" draw:text-style-name="P4" draw:layer="layout" svg:width="1.451cm" svg:height="1.21cm" svg:x="1.398cm" svg:y="2.6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078cm" svg:y1="2.236cm" svg:x2="2.071cm" svg:y2="2.612cm">
          <text:p/>
        </draw:line>
        <draw:line draw:style-name="gr5" draw:text-style-name="P1" draw:layer="layout" svg:x1="2.105cm" svg:y1="3.79cm" svg:x2="2.092cm" svg:y2="4.695cm">
          <text:p/>
        </draw:line>
        <draw:line draw:style-name="gr14" draw:text-style-name="P1" draw:layer="layout" svg:x1="3.675cm" svg:y1="5.237cm" svg:x2="2.814cm" svg:y2="5.237cm">
          <text:p/>
        </draw:line>
        <draw:frame draw:style-name="gr3" draw:text-style-name="P3" draw:layer="layout" svg:width="2.383cm" svg:height="0.725cm" svg:x="3.16cm" svg:y="7.674cm">
          <draw:text-box>
            <text:p text:style-name="P2"><text:span text:style-name="T1">SumpPi</text:span></text:p>
          </draw:text-box>
        </draw:frame>
        <draw:custom-shape draw:style-name="gr22" draw:text-style-name="P4" draw:layer="layout" svg:width="1.604cm" svg:height="1.21cm" svg:x="4.995cm" svg:y="2.6cm">
          <text:p text:style-name="P4"><text:span text:style-name="T1">PSU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48cm" svg:y1="2.236cm" svg:x2="5.749cm" svg:y2="2.616cm">
          <text:p/>
        </draw:line>
        <draw:line draw:style-name="gr5" draw:text-style-name="P1" draw:layer="layout" svg:x1="5.788cm" svg:y1="3.835cm" svg:x2="5.775cm" svg:y2="4.74cm">
          <text:p/>
        </draw:line>
        <draw:frame draw:style-name="gr10" draw:text-style-name="P6" draw:layer="layout" svg:width="1.141cm" svg:height="0.725cm" svg:x="4.823cm" svg:y="3.972cm">
          <draw:text-box>
            <text:p><text:span text:style-name="T2">5 V</text:span></text:p>
          </draw:text-box>
        </draw:frame>
        <draw:frame draw:style-name="gr23" draw:text-style-name="P6" draw:layer="layout" svg:width="3.09cm" svg:height="0.645cm" svg:x="10.081cm" svg:y="8.211cm">
          <draw:text-box>
            <text:p><text:span text:style-name="T2">SAC Under Test</text:span></text:p>
          </draw:text-box>
        </draw:frame>
        <draw:g>
          <draw:custom-shape draw:style-name="gr17" draw:text-style-name="P8" draw:layer="layout" svg:width="1.54cm" svg:height="1.232cm" svg:x="10.544cm" svg:y="10.44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1.326cm" svg:height="0.951cm" svg:x="10.654cm" svg:y="10.552cm">
            <text:p text:style-name="P9"><text:span text:style-name="T2">Monitor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11.346cm" svg:y1="9.767cm" svg:x2="11.334cm" svg:y2="10.479cm">
          <text:p/>
        </draw:line>
        <draw:custom-shape draw:style-name="gr24" draw:text-style-name="P12" draw:layer="layout" svg:width="1.719cm" svg:height="0.364cm" svg:x="11.791cm" svg:y="12.066cm">
          <text:p text:style-name="P11"><text:span text:style-name="T3">Keyboard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2.578cm" svg:y1="9.76cm" svg:x2="12.559cm" svg:y2="12.034cm">
          <text:p/>
        </draw:line>
        <draw:custom-shape draw:style-name="gr25" draw:text-style-name="P1" draw:layer="layout" svg:width="5.719cm" svg:height="2.242cm" svg:x="12.554cm" svg:y="12.83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78cm" svg:height="0.725cm" svg:x="12.712cm" svg:y="13.283cm">
          <draw:text-box>
            <text:p><text:span text:style-name="T2">12 V</text:span></text:p>
          </draw:text-box>
        </draw:frame>
        <draw:custom-shape draw:style-name="gr8" draw:text-style-name="P4" draw:layer="layout" svg:width="1.984cm" svg:height="0.903cm" svg:x="15.969cm" svg:y="13.86cm">
          <text:p text:style-name="P4"><text:span text:style-name="T1">Raspberry</text:span></text:p>
          <text:p text:style-name="P4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984cm" svg:height="0.858cm" svg:x="12.965cm" svg:y="13.926cm">
          <text:p text:style-name="P4"><text:span text:style-name="T1">Interfacing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41cm" svg:height="0.725cm" svg:x="14.891cm" svg:y="13.764cm">
          <draw:text-box>
            <text:p><text:span text:style-name="T2">5 V</text:span></text:p>
          </draw:text-box>
        </draw:frame>
        <draw:line draw:style-name="gr5" draw:text-style-name="P1" draw:layer="layout" svg:x1="14.946cm" svg:y1="14.377cm" svg:x2="15.953cm" svg:y2="14.369cm">
          <text:p/>
        </draw:line>
        <draw:line draw:style-name="gr14" draw:text-style-name="P1" draw:layer="layout" svg:x1="13.008cm" svg:y1="14.476cm" svg:x2="2.795cm" svg:y2="14.423cm">
          <text:p/>
        </draw:line>
        <draw:frame draw:style-name="gr23" draw:text-style-name="P6" draw:layer="layout" svg:width="4.208cm" svg:height="0.645cm" svg:x="13.99cm" svg:y="12.935cm">
          <draw:text-box>
            <text:p><text:span text:style-name="T2">Gate Valve Under Test</text:span></text:p>
          </draw:text-box>
        </draw:frame>
        <draw:g>
          <draw:custom-shape draw:style-name="gr17" draw:text-style-name="P8" draw:layer="layout" svg:width="1.54cm" svg:height="1.232cm" svg:x="15.571cm" svg:y="15.41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1.326cm" svg:height="0.951cm" svg:x="15.681cm" svg:y="15.522cm">
            <text:p text:style-name="P9"><text:span text:style-name="T2">Monitor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16.373cm" svg:y1="14.737cm" svg:x2="16.361cm" svg:y2="15.449cm">
          <text:p/>
        </draw:line>
        <draw:custom-shape draw:style-name="gr24" draw:text-style-name="P12" draw:layer="layout" svg:width="1.719cm" svg:height="0.364cm" svg:x="16.818cm" svg:y="17.036cm">
          <text:p text:style-name="P11"><text:span text:style-name="T3">Keyboard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7.695cm" svg:y1="14.752cm" svg:x2="17.676cm" svg:y2="17.026cm">
          <text:p/>
        </draw:line>
        <draw:custom-shape draw:style-name="gr15" draw:text-style-name="P7" draw:layer="layout" svg:width="0.238cm" svg:height="1.067cm" draw:transform="rotate (-1.5707963267949) translate (7.937cm 9.26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38cm" svg:height="1.067cm" draw:transform="rotate (-1.5707963267949) translate (12.948cm 14.26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719cm" svg:height="2.493cm" svg:x="8.566cm" svg:y="18.0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275cm" svg:height="1.419cm" svg:x="9.648cm" svg:y="18.668cm">
          <text:p text:style-name="P4"><text:span text:style-name="T1">NAS Box</text:span></text:p>
          <text:p text:style-name="P4"><text:span text:style-name="T1">Virtual Machine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556cm" svg:y1="19.298cm" svg:x2="2.795cm" svg:y2="19.241cm">
          <text:p/>
        </draw:line>
        <draw:frame draw:style-name="gr23" draw:text-style-name="P6" draw:layer="layout" svg:width="1.161cm" svg:height="0.645cm" svg:x="12.944cm" svg:y="18.248cm">
          <draw:text-box>
            <text:p><text:span text:style-name="T2">PC</text:span></text:p>
          </draw:text-box>
        </draw:frame>
        <draw:g>
          <draw:custom-shape draw:style-name="gr17" draw:text-style-name="P8" draw:layer="layout" svg:width="1.54cm" svg:height="1.232cm" svg:x="10.402cm" svg:y="21.1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1.326cm" svg:height="0.951cm" svg:x="10.512cm" svg:y="21.286cm">
            <text:p text:style-name="P9"><text:span text:style-name="T2">Monitor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11.204cm" svg:y1="20.501cm" svg:x2="11.192cm" svg:y2="21.213cm">
          <text:p/>
        </draw:line>
        <draw:custom-shape draw:style-name="gr24" draw:text-style-name="P12" draw:layer="layout" svg:width="1.719cm" svg:height="0.364cm" svg:x="11.649cm" svg:y="22.8cm">
          <text:p text:style-name="P11"><text:span text:style-name="T3">Keyboard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2.526cm" svg:y1="20.516cm" svg:x2="12.507cm" svg:y2="22.79cm">
          <text:p/>
        </draw:line>
        <draw:line draw:style-name="gr5" draw:text-style-name="P1" draw:layer="layout" svg:x1="18.915cm" svg:y1="2.279cm" svg:x2="18.916cm" svg:y2="19.343cm">
          <text:p/>
        </draw:line>
        <draw:line draw:style-name="gr5" draw:text-style-name="P1" draw:layer="layout" svg:x1="18.894cm" svg:y1="19.321cm" svg:x2="14.314cm" svg:y2="19.286cm">
          <text:p/>
        </draw:line>
        <draw:line draw:style-name="gr28" draw:text-style-name="P1" draw:layer="layout" svg:x1="2.055cm" svg:y1="1.987cm" svg:x2="10.322cm" svg:y2="2.009cm">
          <text:p/>
        </draw:line>
        <draw:line draw:style-name="gr28" draw:text-style-name="P1" draw:layer="layout" svg:x1="10.758cm" svg:y1="2.012cm" svg:x2="19.078cm" svg:y2="2.054cm">
          <text:p/>
        </draw:line>
        <draw:line draw:style-name="gr28" draw:text-style-name="P1" draw:layer="layout" svg:x1="2.056cm" svg:y1="1.99cm" svg:x2="1.837cm" svg:y2="2.235cm">
          <text:p/>
        </draw:line>
        <draw:line draw:style-name="gr28" draw:text-style-name="P1" draw:layer="layout" svg:x1="10.757cm" svg:y1="2.013cm" svg:x2="10.538cm" svg:y2="1.768cm">
          <text:p/>
        </draw:line>
        <draw:line draw:style-name="gr28" draw:text-style-name="P1" draw:layer="layout" svg:x1="10.314cm" svg:y1="2.012cm" svg:x2="10.533cm" svg:y2="1.7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4" draw:display-name="Hatching 4" draw:style="double" draw:color="#808080" draw:distance="0.05cm" draw:rotation="90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Andale Sans UI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1" fo:font-family="'Liberation Sans', Arial" style:font-family-generic="swiss" style:font-pitch="variable" fo:font-size="18pt" fo:font-style="normal" fo:font-weight="bold" style:font-name-asian="FreeSans1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1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2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2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2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2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2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2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2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6H28M24S</meta:editing-duration>
    <meta:editing-cycles>63</meta:editing-cycles>
    <meta:generator>LibreOffice/6.4.3.2$Linux_X86_64 LibreOffice_project/40$Build-2</meta:generator>
    <dc:date>2020-06-10T15:34:07.768958696</dc:date>
    <meta:printed-by>Terry Coles</meta:printed-by>
    <meta:print-date>2017-08-20T15:40:47.233751947</meta:print-date>
    <dc:creator>Terry Coles</dc:creator>
    <meta:document-statistic meta:object-count="76"/>
  </office:meta>
</office:document-meta>
</file>